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メイリオ" svg:font-family="メイリオ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844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style:font-name="Arial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100">
      <style:table-cell-properties fo:border-bottom="0.54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0">
      <style:table-cell-properties fo:background-color="#0084d1" fo:wrap-option="no-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 fo:wrap-option="wrap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0084d1" fo:wrap-option="wrap" fo:border-left="none" fo:border-right="none" fo:border-top="none"/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ja" style:country-asian="JP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0.54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channel.M3">
          <table:error-message table:message-type="stop" table:display="true"/>
        </table:content-validation>
      </table:content-validations>
      <table:table table:name="channel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2" office:value-type="string" table:number-columns-spanned="2" table:number-rows-spanned="1">
            <text:p>reging</text:p>
          </table:table-cell>
          <table:covered-table-cell table:style-name="ce18"/>
          <table:table-cell table:style-name="ce12" office:value-type="string" table:number-columns-spanned="2" table:number-rows-spanned="1">
            <text:p>reged</text:p>
          </table:table-cell>
          <table:covered-table-cell table:style-name="ce18"/>
          <table:table-cell table:style-name="ce12" office:value-type="string" table:number-columns-spanned="2" table:number-rows-spanned="1">
            <text:p>clsing</text:p>
          </table:table-cell>
          <table:covered-table-cell table:style-name="ce18"/>
          <table:table-cell table:style-name="ce12" office:value-type="string" table:number-columns-spanned="2" table:number-rows-spanned="1">
            <text:p>clsed</text:p>
          </table:table-cell>
          <table:covered-table-cell table:style-name="ce18"/>
          <table:table-cell table:style-name="ce12" office:value-type="string" table:number-columns-spanned="2" table:number-rows-spanned="1">
            <text:p>discned</text:p>
          </table:table-cell>
          <table:covered-table-cell table:style-name="ce18"/>
        </table:table-row>
        <table:table-row table:style-name="ro1">
          <table:covered-table-cell table:style-name="ce1"/>
          <table:covered-table-cell table:style-name="ce7"/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  <table:table-cell table:style-name="ce13" office:value-type="string">
            <text:p>leggality</text:p>
          </table:table-cell>
          <table:table-cell table:style-name="ce13" office:value-type="string">
            <text:p>excp</text:p>
          </table:table-cell>
        </table:table-row>
        <table:table-row table:style-name="ro1">
          <table:table-cell table:style-name="ce2" office:value-type="string">
            <text:p>PrestrChnlIntfFromChnlView </text:p>
          </table:table-cell>
          <table:table-cell table:style-name="ce8" office:value-type="string">
            <text:p>clsChn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Allowed</text:p>
          </table:table-cell>
          <table:table-cell table:style-name="ce14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t Allowed</text:p>
          </table:table-cell>
          <table:table-cell table:style-name="ce14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</table:table-row>
        <table:table-row table:style-name="ro1">
          <table:table-cell table:style-name="ce3" office:value-type="string">
            <text:p>PrestrChnlIntfFromChnlView </text:p>
          </table:table-cell>
          <table:table-cell table:style-name="ce9" office:value-type="string">
            <text:p>sendChnlCmd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Allowed</text:p>
          </table:table-cell>
          <table:table-cell table:style-name="ce15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audJoinedChnl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Allowed</text:p>
          </table:table-cell>
          <table:table-cell table:style-name="ce14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5]=&quot;Should not happen&quot;;[.G5]=&quot;Not Allowed&quot;); &quot;Illegal&quot;; IF([.G5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5]=&quot;Should not happen&quot;;[.I5]=&quot;Not Allowed&quot;); &quot;Illegal&quot;; IF([.I5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audRjctedChnl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6]=&quot;Should not happen&quot;;[.C6]=&quot;Not Allowed&quot;); &quot;Illegal&quot;; IF([.C6]=&quot;Could Happen&quot;; &quot;Ignore&quot;; &quot;&quot;))">
            <text:p/>
          </table:table-cell>
          <table:table-cell table:style-name="ce16" table:content-validation-name="val1" office:value-type="string">
            <text:p>Allowed</text:p>
          </table:table-cell>
          <table:table-cell table:style-name="ce14" table:formula="of:=IF(OR([.E6]=&quot;Should Not Happen&quot;;[.E6]=&quot;Not Allowed&quot;); &quot;Illegal&quot;; IF([.E6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6]=&quot;Should not happen&quot;;[.G6]=&quot;Not Allowed&quot;); &quot;Illegal&quot;; IF([.G6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6]=&quot;Should not happen&quot;;[.I6]=&quot;Not Allowed&quot;); &quot;Illegal&quot;; IF([.I6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6]=&quot;Should not happen&quot;;[.K6]=&quot;Not Allowed&quot;); &quot;Illegal&quot;; IF([.K6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audLftChnl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7]=&quot;Should not happen&quot;;[.C7]=&quot;Not Allowed&quot;); &quot;Illegal&quot;; IF([.C7]=&quot;Could Happen&quot;; &quot;Ignore&quot;; &quot;&quot;))">
            <text:p/>
          </table:table-cell>
          <table:table-cell table:style-name="ce16" table:content-validation-name="val1" office:value-type="string">
            <text:p>Allowed</text:p>
          </table:table-cell>
          <table:table-cell table:style-name="ce14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7]=&quot;Should not happen&quot;;[.G7]=&quot;Not Allowed&quot;); &quot;Illegal&quot;; IF([.G7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7]=&quot;Should not happen&quot;;[.I7]=&quot;Not Allowed&quot;); &quot;Illegal&quot;; IF([.I7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7]=&quot;Should not happen&quot;;[.K7]=&quot;Not Allowed&quot;); &quot;Illegal&quot;; IF([.K7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audDiscned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8]=&quot;Should not happen&quot;;[.C8]=&quot;Not Allowed&quot;); &quot;Illegal&quot;; IF([.C8]=&quot;Could Happen&quot;; &quot;Ignore&quot;; &quot;&quot;))">
            <text:p/>
          </table:table-cell>
          <table:table-cell table:style-name="ce16" table:content-validation-name="val1" office:value-type="string">
            <text:p>Allowed</text:p>
          </table:table-cell>
          <table:table-cell table:style-name="ce14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8]=&quot;Should not happen&quot;;[.G8]=&quot;Not Allowed&quot;); &quot;Illegal&quot;; IF([.G8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8]=&quot;Should not happen&quot;;[.I8]=&quot;Not Allowed&quot;); &quot;Illegal&quot;; IF([.I8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8]=&quot;Should not happen&quot;;[.K8]=&quot;Not Allowed&quot;); &quot;Illegal&quot;; IF([.K8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chnlClsed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Should Not Happen</text:p>
          </table:table-cell>
          <table:table-cell table:style-name="ce14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4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9]=&quot;Should not happen&quot;;[.K9]=&quot;Not Allowed&quot;); &quot;Illegal&quot;; IF([.K9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chnlReged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10]=&quot;Should Not Happen&quot;;[.C10]=&quot;Not Allowed&quot;); &quot;Illegal&quot;; IF([.C10]=&quot;Could Happen&quot;; &quot;Ignore&quot;; &quot;&quot;))">
            <text:p/>
          </table:table-cell>
          <table:table-cell table:style-name="ce19" table:content-validation-name="val1" office:value-type="string">
            <text:p>Should Not Happen</text:p>
          </table:table-cell>
          <table:table-cell table:style-name="ce14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10]=&quot;Should not happen&quot;;[.K10]=&quot;Not Allowed&quot;); &quot;Illegal&quot;; IF([.K10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discnded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11]=&quot;Should Not Happen&quot;;[.C11]=&quot;Not Allowed&quot;); &quot;Illegal&quot;; IF([.C11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I11]=&quot;Should Not Happen&quot;;[.I11]=&quot;Not Allowed&quot;); &quot;Illegal&quot;; IF([.I11]=&quot;Could Happen&quot;; &quot;Ignore&quot;; &quot;&quot;))">
            <text:p/>
          </table:table-cell>
          <table:table-cell table:style-name="ce14" table:content-validation-name="val1" office:value-type="string">
            <text:p>Should Not Happen</text:p>
          </table:table-cell>
          <table:table-cell table:style-name="ce14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</table:table-row>
        <table:table-row table:style-name="ro1">
          <table:table-cell table:style-name="ce4" office:value-type="string">
            <text:p>PrestrChnlNotfyIntf</text:p>
          </table:table-cell>
          <table:table-cell table:style-name="ce10" office:value-type="string">
            <text:p>seshClsing</text:p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C12]=&quot;Should Not Happen&quot;;[.C12]=&quot;Not Allowed&quot;); &quot;Illegal&quot;; IF([.C12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4" table:formula="of:=IF(OR([.E12]=&quot;Should Not Happen&quot;;[.E12]=&quot;Not Allowed&quot;); &quot;Illegal&quot;; IF([.E12]=&quot;Could Happen&quot;; &quot;Ignore&quot;; &quot;&quot;))">
            <text:p/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G12]=&quot;Should Not Happen&quot;;[.G12]=&quot;Not Allowed&quot;); &quot;Illegal&quot;; IF([.G12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4" table:content-validation-name="val1" office:value-type="string">
            <text:p>Could Happen</text:p>
          </table:table-cell>
          <table:table-cell table:style-name="ce14" table:formula="of:=IF(OR([.K12]=&quot;Should not happen&quot;;[.K12]=&quot;Not Allowed&quot;); &quot;Illegal&quot;; IF([.K12]=&quot;Could Happen&quot;; &quot;Ignore&quot;; &quot;&quot;))" office:value-type="string" office:string-value="Ignore">
            <text:p>Ignore</text:p>
          </table:table-cell>
        </table:table-row>
        <table:table-row table:style-name="ro1">
          <table:table-cell table:style-name="ce5" office:value-type="string">
            <text:p>PrestrChnlNotfyIntf</text:p>
          </table:table-cell>
          <table:table-cell table:style-name="ce11" office:value-type="string">
            <text:p>clsChnlFailed</text:p>
          </table:table-cell>
          <table:table-cell table:style-name="ce17" table:content-validation-name="val1" office:value-type="string">
            <text:p>Normal</text:p>
          </table:table-cell>
          <table:table-cell table:style-name="ce15" table:formula="of:=IF(OR([.C13]=&quot;Should Not Happen&quot;;[.C13]=&quot;Not Allowed&quot;); &quot;Illegal&quot;; IF([.C13]=&quot;Could Happen&quot;; &quot;Ignore&quot;; &quot;&quot;))">
            <text:p/>
          </table:table-cell>
          <table:table-cell table:style-name="ce20" table:content-validation-name="val1" office:value-type="string">
            <text:p>Should Not Happen</text:p>
          </table:table-cell>
          <table:table-cell table:style-name="ce15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5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5" table:formula="of:=IF(OR([.I13]=&quot;Should Not Happen&quot;;[.I13]=&quot;Not Allowed&quot;); &quot;Illegal&quot;; IF([.I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Could Happen</text:p>
          </table:table-cell>
          <table:table-cell table:style-name="ce15" table:formula="of:=IF(OR([.K13]=&quot;Should not happen&quot;;[.K13]=&quot;Not Allowed&quot;); &quot;Illegal&quot;; IF([.K13]=&quot;Could Happen&quot;; &quot;Ignore&quot;; &quot;&quot;))" office:value-type="string" office:string-value="Ignore">
            <text:p>Ignore</text:p>
          </table:table-cell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メイリオ" svg:font-family="メイリオ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00/00/00</text:date>, <text:time style:data-style-name="N2" text:time-value="0000-00-00T12:37:05.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2T12:50:28.29</dc:date>
    <meta:editing-duration>PT4H20M30S</meta:editing-duration>
    <meta:editing-cycles>16</meta:editing-cycles>
    <meta:generator>LibreOffice/4.0.0.3$Windows_x86 LibreOffice_project/7545bee9c2a0782548772a21bc84a9dcc583b89</meta:generator>
    <meta:document-statistic meta:table-count="1" meta:cell-count="149" meta:object-count="0"/>
  </office:meta>
</office:document-meta>
</file>